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0.3cm"/>
    </style:style>
    <style:style style:name="co4" style:family="table-column">
      <style:table-column-properties fo:break-before="auto" style:column-width="1.649cm"/>
    </style:style>
    <style:style style:name="co5" style:family="table-column">
      <style:table-column-properties fo:break-before="auto" style:column-width="1.048cm"/>
    </style:style>
    <style:style style:name="co6" style:family="table-column">
      <style:table-column-properties fo:break-before="auto" style:column-width="0.4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14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 style:data-style-name="N114"/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111"/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16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6" office:value-type="string" calcext:value-type="string" table:number-columns-spanned="15" table:number-rows-spanned="1">
            <text:p>Coordinates</text:p>
          </table:table-cell>
          <table:covered-table-cell table:number-columns-repeated="8" table:style-name="ce6"/>
          <table:covered-table-cell/>
          <table:covered-table-cell table:number-columns-repeated="4" table:style-name="ce6"/>
          <table:covered-table-cell table:style-name="ce1"/>
          <table:table-cell table:style-name="ce1" office:value-type="string" calcext:value-type="string" table:number-columns-spanned="1" table:number-rows-spanned="2">
            <text:p>Levelling method</text:p>
          </table:table-cell>
          <table:table-cell table:style-name="ce1" office:value-type="string" calcext:value-type="string" table:number-columns-spanned="3" table:number-rows-spanned="2">
            <text:p>Time Period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Annual Data Points</text:p>
          </table:table-cell>
          <table:table-cell table:style-name="ce1" office:value-type="string" calcext:value-type="string" table:number-columns-spanned="1" table:number-rows-spanned="2">
            <text:p>Temporal Resolution of Data</text:p>
          </table:table-cell>
          <table:table-cell table:style-name="ce23" office:value-type="string" calcext:value-type="string" table:number-columns-spanned="1" table:number-rows-spanned="2">
            <text:p>Pair</text:p>
          </table:table-cell>
        </table:table-row>
        <table:table-row table:style-name="ro2">
          <table:covered-table-cell table:style-name="ce1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 table:number-columns-spanned="6" table:number-rows-spanned="1">
            <text:p>N</text:p>
          </table:table-cell>
          <table:covered-table-cell table:number-columns-repeated="5" table:style-name="ce6"/>
          <table:table-cell table:style-name="ce6" office:value-type="string" calcext:value-type="string" table:number-columns-spanned="6" table:number-rows-spanned="1">
            <text:p>E</text:p>
          </table:table-cell>
          <table:covered-table-cell/>
          <table:covered-table-cell table:number-columns-repeated="4" table:style-name="ce6"/>
          <table:table-cell table:style-name="ce1" office:value-type="string" calcext:value-type="string">
            <text:p>Z (m.a.s.l.)</text:p>
          </table:table-cell>
          <table:covered-table-cell table:number-columns-repeated="6" table:style-name="ce1"/>
          <table:covered-table-cell table:style-name="ce23"/>
        </table:table-row>
        <table:table-row table:style-name="ro1">
          <table:table-cell table:style-name="ce2" office:value-type="string" calcext:value-type="string">
            <text:p>10/69</text:p>
          </table:table-cell>
          <table:table-cell office:value-type="float" office:value="30.184064" calcext:value-type="float">
            <text:p>30.18406</text:p>
          </table:table-cell>
          <table:table-cell office:value-type="float" office:value="-9.554973" calcext:value-type="float">
            <text:p>-9.55497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float" office:value="11" calcext:value-type="float">
            <text:p>11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02.616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33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17.892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71.07" calcext:value-type="float">
            <text:p>71.1</text:p>
          </table:table-cell>
          <table:table-cell table:style-name="ce8" office:value-type="string" calcext:value-type="string">
            <text:p>Direct</text:p>
          </table:table-cell>
          <table:table-cell table:style-name="ce10" office:value-type="float" office:value="1969" calcext:value-type="float">
            <text:p>1969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19" calcext:value-type="float">
            <text:p>2019</text:p>
          </table:table-cell>
          <table:table-cell table:style-name="ce2" office:value-type="float" office:value="50" calcext:value-type="float">
            <text:p>50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1070/78</text:p>
          </table:table-cell>
          <table:table-cell office:value-type="float" office:value="29.94676137" calcext:value-type="float">
            <text:p>29.94676</text:p>
          </table:table-cell>
          <table:table-cell office:value-type="float" office:value="-9.55106444" calcext:value-type="float">
            <text:p>-9.55106</text:p>
          </table:table-cell>
          <table:table-cell table:style-name="ce5" office:value-type="string" calcext:value-type="string">
            <text:p>29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float" office:value="56" calcext:value-type="float">
            <text:p>56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48.336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33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03.816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97" calcext:value-type="float">
            <text:p>97.0</text:p>
          </table:table-cell>
          <table:table-cell table:style-name="ce8" office:value-type="string" calcext:value-type="string">
            <text:p>Map</text:p>
          </table:table-cell>
          <table:table-cell table:style-name="ce10" office:value-type="float" office:value="1989" calcext:value-type="float">
            <text:p>1989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00" calcext:value-type="float">
            <text:p>2000</text:p>
          </table:table-cell>
          <table:table-cell table:style-name="ce2" office:value-type="float" office:value="12" calcext:value-type="float">
            <text:p>12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11/69</text:p>
          </table:table-cell>
          <table:table-cell office:value-type="float" office:value="30.06373957" calcext:value-type="float">
            <text:p>30.06374</text:p>
          </table:table-cell>
          <table:table-cell office:value-type="float" office:value="-9.5584891" calcext:value-type="float">
            <text:p>-9.55849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03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49.464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33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30.564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68.77" calcext:value-type="float">
            <text:p>68.8</text:p>
          </table:table-cell>
          <table:table-cell table:style-name="ce8" office:value-type="string" calcext:value-type="string">
            <text:p>Direct</text:p>
          </table:table-cell>
          <table:table-cell table:style-name="ce10" office:value-type="float" office:value="1969" calcext:value-type="float">
            <text:p>1969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01" calcext:value-type="float">
            <text:p>2001</text:p>
          </table:table-cell>
          <table:table-cell table:style-name="ce2" office:value-type="float" office:value="24" calcext:value-type="float">
            <text:p>24</text:p>
          </table:table-cell>
          <table:table-cell table:style-name="ce12"/>
          <table:table-cell table:style-name="ce2" office:value-type="string" calcext:value-type="string">
            <text:p>1357/78</text:p>
          </table:table-cell>
        </table:table-row>
        <table:table-row table:style-name="ro1">
          <table:table-cell table:style-name="ce2" office:value-type="string" calcext:value-type="string">
            <text:p>12/69</text:p>
          </table:table-cell>
          <table:table-cell office:value-type="float" office:value="30.0044915" calcext:value-type="float">
            <text:p>30.00449</text:p>
          </table:table-cell>
          <table:table-cell office:value-type="float" office:value="-9.58758055" calcext:value-type="float">
            <text:p>-9.58758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00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16.164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35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15.288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57.42" calcext:value-type="float">
            <text:p>57.4</text:p>
          </table:table-cell>
          <table:table-cell table:style-name="ce8" office:value-type="string" calcext:value-type="string">
            <text:p>Direct</text:p>
          </table:table-cell>
          <table:table-cell table:style-name="ce10" office:value-type="float" office:value="1969" calcext:value-type="float">
            <text:p>1969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1995" calcext:value-type="float">
            <text:p>1995</text:p>
          </table:table-cell>
          <table:table-cell table:style-name="ce2" office:value-type="float" office:value="27" calcext:value-type="float">
            <text:p>27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1297/69</text:p>
          </table:table-cell>
          <table:table-cell office:value-type="float" office:value="30.09661" calcext:value-type="float">
            <text:p>30.09661</text:p>
          </table:table-cell>
          <table:table-cell office:value-type="float" office:value="-9.524698" calcext:value-type="float">
            <text:p>-9.52470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05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47.796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31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28.920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80" calcext:value-type="float">
            <text:p>80.0</text:p>
          </table:table-cell>
          <table:table-cell table:style-name="ce8" office:value-type="string" calcext:value-type="string">
            <text:p>Direct</text:p>
          </table:table-cell>
          <table:table-cell table:style-name="ce10" office:value-type="float" office:value="2004" calcext:value-type="float">
            <text:p>2004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19" calcext:value-type="float">
            <text:p>2019</text:p>
          </table:table-cell>
          <table:table-cell table:style-name="ce2" office:value-type="float" office:value="8" calcext:value-type="float">
            <text:p>8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1310/69</text:p>
          </table:table-cell>
          <table:table-cell office:value-type="float" office:value="29.988095" calcext:value-type="float">
            <text:p>29.98810</text:p>
          </table:table-cell>
          <table:table-cell office:value-type="float" office:value="-9.594615" calcext:value-type="float">
            <text:p>-9.59462</text:p>
          </table:table-cell>
          <table:table-cell table:style-name="ce5" office:value-type="string" calcext:value-type="string">
            <text:p>29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float" office:value="59" calcext:value-type="float">
            <text:p>59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17.160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35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40.632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46.76" calcext:value-type="float">
            <text:p>46.8</text:p>
          </table:table-cell>
          <table:table-cell table:style-name="ce8" office:value-type="string" calcext:value-type="string">
            <text:p>Direct</text:p>
          </table:table-cell>
          <table:table-cell table:style-name="ce10" office:value-type="float" office:value="2010" calcext:value-type="float">
            <text:p>2010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19" calcext:value-type="float">
            <text:p>2019</text:p>
          </table:table-cell>
          <table:table-cell table:style-name="ce2" office:value-type="float" office:value="7" calcext:value-type="float">
            <text:p>7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1357/78</text:p>
          </table:table-cell>
          <table:table-cell office:value-type="float" office:value="30.068589" calcext:value-type="float">
            <text:p>30.06859</text:p>
          </table:table-cell>
          <table:table-cell office:value-type="float" office:value="-9.556175" calcext:value-type="float">
            <text:p>-9.55618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04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06.924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33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22.248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73.11" calcext:value-type="float">
            <text:p>73.1</text:p>
          </table:table-cell>
          <table:table-cell table:style-name="ce8" office:value-type="string" calcext:value-type="string">
            <text:p>Direct</text:p>
          </table:table-cell>
          <table:table-cell table:style-name="ce10" office:value-type="float" office:value="2011" calcext:value-type="float">
            <text:p>2011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19" calcext:value-type="float">
            <text:p>2019</text:p>
          </table:table-cell>
          <table:table-cell table:style-name="ce2" office:value-type="float" office:value="6" calcext:value-type="float">
            <text:p>6</text:p>
          </table:table-cell>
          <table:table-cell table:style-name="ce12"/>
          <table:table-cell table:style-name="ce2" office:value-type="string" calcext:value-type="string">
            <text:p>11/69</text:p>
          </table:table-cell>
        </table:table-row>
        <table:table-row table:style-name="ro1">
          <table:table-cell table:style-name="ce2" office:value-type="string" calcext:value-type="string">
            <text:p>27/69</text:p>
          </table:table-cell>
          <table:table-cell office:value-type="float" office:value="30.12778327" calcext:value-type="float">
            <text:p>30.12778</text:p>
          </table:table-cell>
          <table:table-cell office:value-type="float" office:value="-9.5601008" calcext:value-type="float">
            <text:p>-9.56010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07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40.008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33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36.360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76" calcext:value-type="float">
            <text:p>76.0</text:p>
          </table:table-cell>
          <table:table-cell table:style-name="ce8" office:value-type="string" calcext:value-type="string">
            <text:p>Map</text:p>
          </table:table-cell>
          <table:table-cell table:style-name="ce10" office:value-type="float" office:value="1969" calcext:value-type="float">
            <text:p>1969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01" calcext:value-type="float">
            <text:p>2001</text:p>
          </table:table-cell>
          <table:table-cell table:style-name="ce2" office:value-type="float" office:value="33" calcext:value-type="float">
            <text:p>33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3264/70</text:p>
          </table:table-cell>
          <table:table-cell office:value-type="float" office:value="30.17082539" calcext:value-type="float">
            <text:p>30.17083</text:p>
          </table:table-cell>
          <table:table-cell office:value-type="float" office:value="-9.42964457" calcext:value-type="float">
            <text:p>-9.42964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float" office:value="10" calcext:value-type="float">
            <text:p>10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14.988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25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46.704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108.7" calcext:value-type="float">
            <text:p>108.7</text:p>
          </table:table-cell>
          <table:table-cell table:style-name="ce9" office:value-type="float" office:value="5" calcext:value-type="float">
            <text:p>5</text:p>
          </table:table-cell>
          <table:table-cell table:style-name="ce10" office:value-type="float" office:value="1969" calcext:value-type="float">
            <text:p>1969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1994" calcext:value-type="float">
            <text:p>1994</text:p>
          </table:table-cell>
          <table:table-cell table:style-name="ce2" office:value-type="float" office:value="25" calcext:value-type="float">
            <text:p>25</text:p>
          </table:table-cell>
          <table:table-cell table:style-name="ce12"/>
          <table:table-cell table:style-name="ce2" office:value-type="string" calcext:value-type="string">
            <text:p>6407/70</text:p>
          </table:table-cell>
        </table:table-row>
        <table:table-row table:style-name="ro1">
          <table:table-cell table:style-name="ce2" office:value-type="string" calcext:value-type="string">
            <text:p>3458/70</text:p>
          </table:table-cell>
          <table:table-cell office:value-type="float" office:value="30.20137439" calcext:value-type="float">
            <text:p>30.20137</text:p>
          </table:table-cell>
          <table:table-cell office:value-type="float" office:value="-9.41969595" calcext:value-type="float">
            <text:p>-9.41970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float" office:value="12" calcext:value-type="float">
            <text:p>12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04.932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25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10.920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106.77" calcext:value-type="float">
            <text:p>106.8</text:p>
          </table:table-cell>
          <table:table-cell table:style-name="ce8" office:value-type="string" calcext:value-type="string">
            <text:p>Direct</text:p>
          </table:table-cell>
          <table:table-cell table:style-name="ce10" office:value-type="float" office:value="1969" calcext:value-type="float">
            <text:p>1969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1999" calcext:value-type="float">
            <text:p>1999</text:p>
          </table:table-cell>
          <table:table-cell table:style-name="ce2" office:value-type="float" office:value="30" calcext:value-type="float">
            <text:p>30</text:p>
          </table:table-cell>
          <table:table-cell table:style-name="ce12"/>
          <table:table-cell table:style-name="ce2" office:value-type="string" calcext:value-type="string">
            <text:p>6406/70</text:p>
          </table:table-cell>
        </table:table-row>
        <table:table-row table:style-name="ro1">
          <table:table-cell table:style-name="ce2" office:value-type="string" calcext:value-type="string">
            <text:p>3459/70</text:p>
          </table:table-cell>
          <table:table-cell office:value-type="float" office:value="30.12429789" calcext:value-type="float">
            <text:p>30.12430</text:p>
          </table:table-cell>
          <table:table-cell office:value-type="float" office:value="-9.35532993" calcext:value-type="float">
            <text:p>-9.35533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07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27.480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21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19.188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143.16" calcext:value-type="float">
            <text:p>143.2</text:p>
          </table:table-cell>
          <table:table-cell table:style-name="ce8" office:value-type="string" calcext:value-type="string">
            <text:p>Direct</text:p>
          </table:table-cell>
          <table:table-cell table:style-name="ce10" office:value-type="float" office:value="1969" calcext:value-type="float">
            <text:p>1969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1992" calcext:value-type="float">
            <text:p>1992</text:p>
          </table:table-cell>
          <table:table-cell table:style-name="ce2" office:value-type="float" office:value="24" calcext:value-type="float">
            <text:p>24</text:p>
          </table:table-cell>
          <table:table-cell table:style-name="ce12"/>
          <table:table-cell table:style-name="ce2" office:value-type="string" calcext:value-type="string">
            <text:p>6597/70</text:p>
          </table:table-cell>
        </table:table-row>
        <table:table-row table:style-name="ro1">
          <table:table-cell table:style-name="ce2" office:value-type="string" calcext:value-type="string">
            <text:p>3627/70</text:p>
          </table:table-cell>
          <table:table-cell office:value-type="float" office:value="30.08580944" calcext:value-type="float">
            <text:p>30.08581</text:p>
          </table:table-cell>
          <table:table-cell office:value-type="float" office:value="-9.46387545" calcext:value-type="float">
            <text:p>-9.46388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05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08.916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27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49.968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115" calcext:value-type="float">
            <text:p>115.0</text:p>
          </table:table-cell>
          <table:table-cell table:style-name="ce8" office:value-type="string" calcext:value-type="string">
            <text:p>Map</text:p>
          </table:table-cell>
          <table:table-cell table:style-name="ce10" office:value-type="float" office:value="1969" calcext:value-type="float">
            <text:p>1969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1995" calcext:value-type="float">
            <text:p>1995</text:p>
          </table:table-cell>
          <table:table-cell table:style-name="ce2" office:value-type="float" office:value="27" calcext:value-type="float">
            <text:p>27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5121/70</text:p>
          </table:table-cell>
          <table:table-cell office:value-type="float" office:value="30.01009275" calcext:value-type="float">
            <text:p>30.01009</text:p>
          </table:table-cell>
          <table:table-cell office:value-type="float" office:value="-9.46247691" calcext:value-type="float">
            <text:p>-9.46248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00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36.324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27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44.928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151" calcext:value-type="float">
            <text:p>151.0</text:p>
          </table:table-cell>
          <table:table-cell table:style-name="ce8" office:value-type="string" calcext:value-type="string">
            <text:p>Map</text:p>
          </table:table-cell>
          <table:table-cell table:style-name="ce10" office:value-type="float" office:value="1989" calcext:value-type="float">
            <text:p>1989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1991" calcext:value-type="float">
            <text:p>1991</text:p>
          </table:table-cell>
          <table:table-cell table:style-name="ce2" office:value-type="float" office:value="3" calcext:value-type="float">
            <text:p>3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5122/70</text:p>
          </table:table-cell>
          <table:table-cell office:value-type="float" office:value="30.06664031" calcext:value-type="float">
            <text:p>30.06664</text:p>
          </table:table-cell>
          <table:table-cell office:value-type="float" office:value="-9.33878815" calcext:value-type="float">
            <text:p>-9.33879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03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59.904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20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19.644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164" calcext:value-type="float">
            <text:p>164.0</text:p>
          </table:table-cell>
          <table:table-cell table:style-name="ce8" office:value-type="string" calcext:value-type="string">
            <text:p>Map</text:p>
          </table:table-cell>
          <table:table-cell table:style-name="ce10" office:value-type="float" office:value="1985" calcext:value-type="float">
            <text:p>1985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01" calcext:value-type="float">
            <text:p>2001</text:p>
          </table:table-cell>
          <table:table-cell table:style-name="ce2" office:value-type="float" office:value="13" calcext:value-type="float">
            <text:p>13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5142/70</text:p>
          </table:table-cell>
          <table:table-cell office:value-type="float" office:value="30.15213704" calcext:value-type="float">
            <text:p>30.15214</text:p>
          </table:table-cell>
          <table:table-cell office:value-type="float" office:value="-9.49461183" calcext:value-type="float">
            <text:p>-9.49461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09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07.704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29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40.596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89" calcext:value-type="float">
            <text:p>89.0</text:p>
          </table:table-cell>
          <table:table-cell table:style-name="ce8" office:value-type="string" calcext:value-type="string">
            <text:p>Map</text:p>
          </table:table-cell>
          <table:table-cell table:style-name="ce10" office:value-type="float" office:value="1988" calcext:value-type="float">
            <text:p>1988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1994" calcext:value-type="float">
            <text:p>1994</text:p>
          </table:table-cell>
          <table:table-cell table:style-name="ce2" office:value-type="float" office:value="7" calcext:value-type="float">
            <text:p>7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6406/70</text:p>
          </table:table-cell>
          <table:table-cell office:value-type="float" office:value="30.200256" calcext:value-type="float">
            <text:p>30.20026</text:p>
          </table:table-cell>
          <table:table-cell office:value-type="float" office:value="-9.423833" calcext:value-type="float">
            <text:p>-9.42383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float" office:value="12" calcext:value-type="float">
            <text:p>12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00.936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25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25.788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107.03" calcext:value-type="float">
            <text:p>107.0</text:p>
          </table:table-cell>
          <table:table-cell table:style-name="ce8" office:value-type="string" calcext:value-type="string">
            <text:p>Direct</text:p>
          </table:table-cell>
          <table:table-cell table:style-name="ce10" office:value-type="float" office:value="2004" calcext:value-type="float">
            <text:p>2004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19" calcext:value-type="float">
            <text:p>2019</text:p>
          </table:table-cell>
          <table:table-cell table:style-name="ce2" office:value-type="float" office:value="9" calcext:value-type="float">
            <text:p>9</text:p>
          </table:table-cell>
          <table:table-cell table:style-name="ce12"/>
          <table:table-cell table:style-name="ce2" office:value-type="string" calcext:value-type="string">
            <text:p>3458/70</text:p>
          </table:table-cell>
        </table:table-row>
        <table:table-row table:style-name="ro1">
          <table:table-cell table:style-name="ce2" office:value-type="string" calcext:value-type="string">
            <text:p>6407/70</text:p>
          </table:table-cell>
          <table:table-cell office:value-type="float" office:value="30.171318" calcext:value-type="float">
            <text:p>30.17132</text:p>
          </table:table-cell>
          <table:table-cell office:value-type="float" office:value="-9.429463" calcext:value-type="float">
            <text:p>-9.42946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float" office:value="10" calcext:value-type="float">
            <text:p>10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16.752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25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46.056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109.94" calcext:value-type="float">
            <text:p>109.9</text:p>
          </table:table-cell>
          <table:table-cell table:style-name="ce8" office:value-type="string" calcext:value-type="string">
            <text:p>Direct</text:p>
          </table:table-cell>
          <table:table-cell table:style-name="ce10" office:value-type="float" office:value="2004" calcext:value-type="float">
            <text:p>2004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19" calcext:value-type="float">
            <text:p>2019</text:p>
          </table:table-cell>
          <table:table-cell table:style-name="ce2" office:value-type="float" office:value="14" calcext:value-type="float">
            <text:p>14</text:p>
          </table:table-cell>
          <table:table-cell table:style-name="ce12"/>
          <table:table-cell table:style-name="ce2" office:value-type="string" calcext:value-type="string">
            <text:p>3264/70</text:p>
          </table:table-cell>
        </table:table-row>
        <table:table-row table:style-name="ro1">
          <table:table-cell table:style-name="ce2" office:value-type="string" calcext:value-type="string">
            <text:p>6408/70</text:p>
          </table:table-cell>
          <table:table-cell office:value-type="float" office:value="30.156" calcext:value-type="float">
            <text:p>30.15600</text:p>
          </table:table-cell>
          <table:table-cell office:value-type="float" office:value="-9.504" calcext:value-type="float">
            <text:p>-9.50400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09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21.600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14.400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85" calcext:value-type="float">
            <text:p>85.0</text:p>
          </table:table-cell>
          <table:table-cell table:style-name="ce8" office:value-type="string" calcext:value-type="string">
            <text:p>Map</text:p>
          </table:table-cell>
          <table:table-cell table:style-name="ce10" office:value-type="float" office:value="2004" calcext:value-type="float">
            <text:p>2004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10" calcext:value-type="float">
            <text:p>2010</text:p>
          </table:table-cell>
          <table:table-cell table:style-name="ce2" office:value-type="float" office:value="7" calcext:value-type="float">
            <text:p>7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6410/70</text:p>
          </table:table-cell>
          <table:table-cell office:value-type="float" office:value="30.254863" calcext:value-type="float">
            <text:p>30.25486</text:p>
          </table:table-cell>
          <table:table-cell office:value-type="float" office:value="-9.424769" calcext:value-type="float">
            <text:p>-9.42477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float" office:value="15" calcext:value-type="float">
            <text:p>15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17.496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25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29.172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92" calcext:value-type="float">
            <text:p>92.0</text:p>
          </table:table-cell>
          <table:table-cell table:style-name="ce8" office:value-type="string" calcext:value-type="string">
            <text:p>Direct</text:p>
          </table:table-cell>
          <table:table-cell table:style-name="ce10" office:value-type="float" office:value="2004" calcext:value-type="float">
            <text:p>2004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19" calcext:value-type="float">
            <text:p>2019</text:p>
          </table:table-cell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6597/70</text:p>
          </table:table-cell>
          <table:table-cell office:value-type="float" office:value="30.125188" calcext:value-type="float">
            <text:p>30.12519</text:p>
          </table:table-cell>
          <table:table-cell office:value-type="float" office:value="-9.35702" calcext:value-type="float">
            <text:p>-9.35702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07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30.684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21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25.272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142.82" calcext:value-type="float">
            <text:p>142.8</text:p>
          </table:table-cell>
          <table:table-cell table:style-name="ce8" office:value-type="string" calcext:value-type="string">
            <text:p>Direct</text:p>
          </table:table-cell>
          <table:table-cell table:style-name="ce10" office:value-type="float" office:value="2013" calcext:value-type="float">
            <text:p>2013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19" calcext:value-type="float">
            <text:p>2019</text:p>
          </table:table-cell>
          <table:table-cell table:style-name="ce2" office:value-type="float" office:value="7" calcext:value-type="float">
            <text:p>7</text:p>
          </table:table-cell>
          <table:table-cell table:style-name="ce12"/>
          <table:table-cell table:style-name="ce2" office:value-type="string" calcext:value-type="string">
            <text:p>3459/70</text:p>
          </table:table-cell>
        </table:table-row>
        <table:table-row table:style-name="ro1">
          <table:table-cell table:style-name="ce2" office:value-type="string" calcext:value-type="string">
            <text:p>865/69</text:p>
          </table:table-cell>
          <table:table-cell office:value-type="float" office:value="30.26815247" calcext:value-type="float">
            <text:p>30.26815</text:p>
          </table:table-cell>
          <table:table-cell office:value-type="float" office:value="-9.59423596" calcext:value-type="float">
            <text:p>-9.59424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float" office:value="16" calcext:value-type="float">
            <text:p>16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05.340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35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39.264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53.85" calcext:value-type="float">
            <text:p>53.9</text:p>
          </table:table-cell>
          <table:table-cell table:style-name="ce8" office:value-type="string" calcext:value-type="string">
            <text:p>Direct</text:p>
          </table:table-cell>
          <table:table-cell table:style-name="ce10" office:value-type="float" office:value="1970" calcext:value-type="float">
            <text:p>1970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00" calcext:value-type="float">
            <text:p>2000</text:p>
          </table:table-cell>
          <table:table-cell table:style-name="ce2" office:value-type="float" office:value="31" calcext:value-type="float">
            <text:p>31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866/69</text:p>
          </table:table-cell>
          <table:table-cell office:value-type="float" office:value="30.307518" calcext:value-type="float">
            <text:p>30.30752</text:p>
          </table:table-cell>
          <table:table-cell office:value-type="float" office:value="-9.595125" calcext:value-type="float">
            <text:p>-9.59513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float" office:value="18" calcext:value-type="float">
            <text:p>18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27.072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35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42.468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54.19" calcext:value-type="float">
            <text:p>54.2</text:p>
          </table:table-cell>
          <table:table-cell table:style-name="ce8" office:value-type="string" calcext:value-type="string">
            <text:p>Direct</text:p>
          </table:table-cell>
          <table:table-cell table:style-name="ce10" office:value-type="float" office:value="1970" calcext:value-type="float">
            <text:p>1970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19" calcext:value-type="float">
            <text:p>2019</text:p>
          </table:table-cell>
          <table:table-cell table:style-name="ce2" office:value-type="float" office:value="43" calcext:value-type="float">
            <text:p>43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932/69</text:p>
          </table:table-cell>
          <table:table-cell office:value-type="float" office:value="30.0821951" calcext:value-type="float">
            <text:p>30.08220</text:p>
          </table:table-cell>
          <table:table-cell office:value-type="float" office:value="-9.6656812" calcext:value-type="float">
            <text:p>-9.66568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04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55.920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39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56.448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46" calcext:value-type="float">
            <text:p>46.0</text:p>
          </table:table-cell>
          <table:table-cell table:style-name="ce8" office:value-type="string" calcext:value-type="string">
            <text:p>Map</text:p>
          </table:table-cell>
          <table:table-cell table:style-name="ce10" office:value-type="float" office:value="1988" calcext:value-type="float">
            <text:p>1988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08" calcext:value-type="float">
            <text:p>2008</text:p>
          </table:table-cell>
          <table:table-cell table:style-name="ce2" office:value-type="float" office:value="9" calcext:value-type="float">
            <text:p>9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935/69</text:p>
          </table:table-cell>
          <table:table-cell office:value-type="float" office:value="29.96776198" calcext:value-type="float">
            <text:p>29.96776</text:p>
          </table:table-cell>
          <table:table-cell office:value-type="float" office:value="-9.6437178" calcext:value-type="float">
            <text:p>-9.64372</text:p>
          </table:table-cell>
          <table:table-cell table:style-name="ce5" office:value-type="string" calcext:value-type="string">
            <text:p>29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58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03.936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38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37.392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15" calcext:value-type="float">
            <text:p>15.0</text:p>
          </table:table-cell>
          <table:table-cell table:style-name="ce8" office:value-type="string" calcext:value-type="string">
            <text:p>Map</text:p>
          </table:table-cell>
          <table:table-cell table:style-name="ce10" office:value-type="float" office:value="1988" calcext:value-type="float">
            <text:p>1988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08" calcext:value-type="float">
            <text:p>2008</text:p>
          </table:table-cell>
          <table:table-cell table:style-name="ce2" office:value-type="float" office:value="18" calcext:value-type="float">
            <text:p>18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937/69</text:p>
          </table:table-cell>
          <table:table-cell office:value-type="float" office:value="30.017171" calcext:value-type="float">
            <text:p>30.01717</text:p>
          </table:table-cell>
          <table:table-cell office:value-type="float" office:value="-9.548599" calcext:value-type="float">
            <text:p>-9.54860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01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01.812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32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54.960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83.43" calcext:value-type="float">
            <text:p>83.4</text:p>
          </table:table-cell>
          <table:table-cell table:style-name="ce8" office:value-type="string" calcext:value-type="string">
            <text:p>Direct</text:p>
          </table:table-cell>
          <table:table-cell table:style-name="ce10" office:value-type="float" office:value="1988" calcext:value-type="float">
            <text:p>1988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17" calcext:value-type="float">
            <text:p>2017</text:p>
          </table:table-cell>
          <table:table-cell table:style-name="ce2" office:value-type="float" office:value="27" calcext:value-type="float">
            <text:p>27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996/69</text:p>
          </table:table-cell>
          <table:table-cell office:value-type="float" office:value="29.97707917" calcext:value-type="float">
            <text:p>29.97708</text:p>
          </table:table-cell>
          <table:table-cell office:value-type="float" office:value="-9.5777271" calcext:value-type="float">
            <text:p>-9.57773</text:p>
          </table:table-cell>
          <table:table-cell table:style-name="ce5" office:value-type="string" calcext:value-type="string">
            <text:p>29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58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37.488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34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39.828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80" calcext:value-type="float">
            <text:p>80.0</text:p>
          </table:table-cell>
          <table:table-cell table:style-name="ce8" office:value-type="string" calcext:value-type="string">
            <text:p>Map</text:p>
          </table:table-cell>
          <table:table-cell table:style-name="ce10" office:value-type="float" office:value="1990" calcext:value-type="float">
            <text:p>1990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06" calcext:value-type="float">
            <text:p>2006</text:p>
          </table:table-cell>
          <table:table-cell table:style-name="ce2" office:value-type="float" office:value="14" calcext:value-type="float">
            <text:p>14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Tif1</text:p>
          </table:table-cell>
          <table:table-cell office:value-type="float" office:value="30.18741" calcext:value-type="float">
            <text:p>30.18741</text:p>
          </table:table-cell>
          <table:table-cell office:value-type="float" office:value="-9.62905" calcext:value-type="float">
            <text:p>-9.62905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11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14.676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37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44.580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83.65" calcext:value-type="float">
            <text:p>83.7</text:p>
          </table:table-cell>
          <table:table-cell table:style-name="ce8" office:value-type="string" calcext:value-type="string">
            <text:p>Direct</text:p>
          </table:table-cell>
          <table:table-cell table:style-name="ce10" office:value-type="float" office:value="2018" calcext:value-type="float">
            <text:p>2018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2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 table:number-rows-repeated="27">
          <table:table-cell/>
          <table:table-cell table:style-name="Default" table:number-columns-repeated="14"/>
          <table:table-cell table:number-columns-repeated="8"/>
        </table:table-row>
        <table:table-row table:style-name="ro1" table:number-rows-repeated="1048519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8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0T19:39:07.206000000</meta:creation-date>
    <meta:generator>LibreOffice/7.3.4.2$Windows_X86_64 LibreOffice_project/728fec16bd5f605073805c3c9e7c4212a0120dc5</meta:generator>
    <dc:date>2023-04-10T22:05:31.850000000</dc:date>
    <meta:editing-duration>PT38M30S</meta:editing-duration>
    <meta:editing-cycles>6</meta:editing-cycles>
    <meta:document-statistic meta:table-count="1" meta:cell-count="606" meta:object-count="0"/>
  </office:meta>
</office:document-meta>
</file>